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0c84b2" officeooo:paragraph-rsid="000c84b2"/>
    </style:style>
    <style:style style:name="P2" style:family="paragraph" style:parent-style-name="Standard">
      <style:text-properties officeooo:rsid="000c84b2" officeooo:paragraph-rsid="000c84b2"/>
    </style:style>
    <style:style style:name="P3" style:family="paragraph" style:parent-style-name="Standard">
      <style:text-properties officeooo:rsid="000e5392" officeooo:paragraph-rsid="000e5392"/>
    </style:style>
    <style:style style:name="T1" style:family="text">
      <style:text-properties officeooo:rsid="000639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中的问题</text:p>
      <text:p text:style-name="P1">1，如何输出空格</text:p>
      <text:p text:style-name="P1">c++中并没有严格要求可以直接输出‘（空格）‘</text:p>
      <text:p text:style-name="P1">2，endl就相当于\n</text:p>
      <text:p text:style-name="P3">3，数组初始化时的标和调用时的标是不一样的，调用时数组是从<text:span text:style-name="T1">0开始的调用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3T07:28:28.439000000</meta:creation-date>
    <dc:date>2022-09-05T08:17:57.259000000</dc:date>
    <meta:editing-duration>PT40M27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5" meta:word-count="77" meta:character-count="85" meta:non-whitespace-character-count="85"/>
  </office:meta>
</office:document-meta>
</file>